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39f22"/>
    </style:style>
    <style:style style:name="T1" style:family="text">
      <style:text-properties officeooo:rsid="00139f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1: Retrieving and Preparing the Data</text:p>
      <text:p text:style-name="Standard">The student should retrieve the data correctly and prepare the data appropriately.</text:p>
      <text:p text:style-name="Standard"/>
      <text:p text:style-name="Standard">Data retrieved is completely free from errors and is in a form that is entirely appropriate for exploration</text:p>
      <text:p text:style-name="Standard"/>
      <text:p text:style-name="Standard"/>
      <text:p text:style-name="P1">Task 2.1: Explore each column</text:p>
      <text:p text:style-name="Standard">Explore each column (or at least 10 columns if there are more than 10 columns), using appropriate descriptive statistics and graphs (if appropriate). Graphs should be formatted appropriately.</text:p>
      <text:p text:style-name="Standard"/>
      <text:p text:style-name="Standard">Descriptive statistics and/or graphs used are entirely appropriate and reflect the analyses for all (or at least 10) attributes. Graphs used are visualisation graphs, which are correctly formatted with all the necessary elements.</text:p>
      <text:p text:style-name="Standard"/>
      <text:p text:style-name="Standard"/>
      <text:p text:style-name="P1">Task 2.2: Explore the relationship between pairs of attributes</text:p>
      <text:p text:style-name="Standard">Explore the relationship between all pairs of attributes (or at least 10 pairs of attributes, if there are more in the data), and show the relationships in an appropriate graphs. Each of the attribute pair should address a plausible hypothesis for the data concerned. Graphs should be formatted appropriately.</text:p>
      <text:p text:style-name="Standard"/>
      <text:p text:style-name="Standard">Descriptive statistics and/or graphs used are entirely appropriate and reflect the analyses for all (or at least 10) pairs of attributes. Graphs used are visualisation graphs, which are correctly formatted with all the necessary elements. Hypotheses for each pair of data explored is concisely, clearly stated. Discussion of interesting relationships (or lack of relationships) between pairs of attributes is clear, comprehensive and insightful.</text:p>
      <text:p text:style-name="Standard"/>
      <text:p text:style-name="Standard"/>
      <text:p text:style-name="P1">Task 3: Data Modeling</text:p>
      <text:p text:style-name="Standard">The student should select the features appropriately. The model should be trained and evaluated appropriately, and the parameters of the model should be tuned appropriately.</text:p>
      <text:p text:style-name="Standard"/>
      <text:p text:style-name="Standard">A clear, comprehensive and robust description of steps with thorough and well-elaborated justifications for decisions made. The quality of the descriptions and justification will be consistent across both models. For both models, findings from training, evaluating and fine-tuning the models are clearly stated, well-developed and carefully interpreted. Results from comparison of models are logical, accurate, very insightful and support a clearly-articulated recommendation with a high degree of coherence and consistency.</text:p>
      <text:p text:style-name="Standard"/>
      <text:p text:style-name="Standard"/>
      <text:p text:style-name="P1">Task 4: Report</text:p>
      <text:p text:style-name="Standard">The report should be well-written and <text:span text:style-name="T1">well-organized</text:span> as required. It should include a clear description about the dataset and the research question you selected to solve. The process of modeling should be written clearly and completely, and the justification should be provided for how the features are selected, how the model is trained/evaluated, and and how the parameters are tuned.</text:p>
      <text:p text:style-name="Standard"/>
      <text:p text:style-name="P2">The results from the two models should be compared, and please clearly describe what is your final recommendation to the problem you selected.</text:p>
      <text:p text:style-name="Standard"/>
      <text:p text:style-name="Standard"><text:soft-page-break/>Report includes all the required elements Organisation of information is clear, logical, appropriately sequenced and consistent throughout Grammar and spelling mostly accurate.</text:p>
      <text:p text:style-name="Standard"/>
      <text:p text:style-name="Standard"/>
      <text:p text:style-name="P1">Task 5: Presentation</text:p>
      <text:p text:style-name="Standard">The presentation should be clear, and should cover all the required information as specified in the assignment specification Task 5.</text:p>
      <text:p text:style-name="Standard"/>
      <text:p text:style-name="Standard">Presentation covers all the required elements Organisation of information is clear, succinct and logically sequenced throughout the present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15:01:07.008331108</meta:creation-date>
    <dc:date>2020-06-02T15:04:53.683353530</dc:date>
    <meta:editing-duration>PT3M48S</meta:editing-duration>
    <meta:editing-cycles>1</meta:editing-cycles>
    <meta:generator>LibreOffice/6.3.6.2$Linux_X86_64 LibreOffice_project/30$Build-2</meta:generator>
    <meta:document-statistic meta:table-count="0" meta:image-count="0" meta:object-count="0" meta:page-count="2" meta:paragraph-count="19" meta:word-count="472" meta:character-count="3228" meta:non-whitespace-character-count="2775"/>
  </office:meta>
</office:document-meta>
</file>